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/>
    </style:style>
    <style:style style:name="T1" style:family="text">
      <style:text-properties fo:color="#212121" style:font-name="微软雅黑" fo:font-size="10pt" fo:background-color="#ffffff" loext:char-shading-value="0" style:font-name-asian="微软雅黑1" style:font-size-asian="10pt" style:font-size-complex="10pt"/>
    </style:style>
    <style:style style:name="T2" style:family="text">
      <style:text-properties fo:color="#212121" style:font-name="微软雅黑" fo:font-size="10pt" style:font-name-asian="微软雅黑1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pple-converted-space"><text:span text:style-name="T1"> </text:span></text:span><text:span text:style-name="T1">Protokoll: Kanalkodierung (Schriftlich)</text:span><text:span text:style-name="T2"><text:line-break/></text:span><text:span text:style-name="T1">&gt; Datum: 12.08.2015</text:span><text:span text:style-name="T2"><text:line-break/></text:span><text:span text:style-name="T1">&gt; Prüfer: Gaedke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Aufgabe 1)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a) zwei Generatormatrizen:</text:span><text:span text:style-name="apple-converted-space"><text:span text:style-name="T1"> </text:span></text:span><text:span text:style-name="T2"><text:line-break/></text:span><text:span text:style-name="T1">&gt; G1: [ 1 0 0 0 1 1 ; 0 1 0 1 0 1 ; 0 0 1 1 1 0 ]</text:span><text:span text:style-name="T2"><text:line-break/></text:span><text:span text:style-name="T1">&gt; G2: [ 1 1 0 1 ; 0 1 0 0 ; 0 0 1 1 ]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N, K, N-K, R bestimmen</text:span><text:span text:style-name="T2"><text:line-break/></text:span><text:span text:style-name="T1">&gt; welche ist systematisch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b) Codetabelle der Systematischen Matrix aufstellen</text:span><text:span text:style-name="T2"><text:line-break/></text:span><text:span text:style-name="T1">&gt; alle Fehler erkennbar? korrigierbar?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c) Parity-Check-Matrizen bestimmen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d) Sydromtabellen beider aufstellen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e) ( 1 1 0 ) kodieren (systematisches Generatormatrix)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d) ( 1 1 1 1 1 0) dekodieren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Aufgabe 2) (wie Übungsblatt 11)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quaternärer zyklischer Code mit Länge N=7</text:span><text:span text:style-name="T2"><text:line-break/></text:span><text:span text:style-name="T1">&gt; g(Q) = Q² + 2Q + 1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a) ist g(Q) geeignet, K, N, N-K, R bestimmen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b) Sydromtabelle verfollständigen</text:span><text:span text:style-name="T2"><text:line-break/></text:span><text:span text:style-name="T1">&gt; Distanz d, alle Einzelsybolfehler erkannbar/korrigierbar?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c) falls mgl das Codewort für a(Q) = Q² + 2Q + 3 bestimmen (nicht möglich)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d) Codewort für a(Q) = Q... bestimmen (möglich)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e) Codewort von d) überprüfen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f) ein fehlerbehaftetes Codewort decodieren</text:span><text:span text:style-name="T2"><text:line-break/></text:span><text:span text:style-name="T1">&gt; mit Sydromtabelle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Aufgabe 3) (wie Übung 9+10)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GF(2²) mit g(a) = a³ + a² + 1</text:span><text:span text:style-name="T2"><text:line-break/></text:span><text:span text:style-name="T1">&gt; a) Elemente bestimmen. Wieviele Elemente hat dieses Galois Feld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b) primitives Element b = a + 1 erzeugt ebenfalls Galois-Feld. GF ausfüllen (elemente berechenen)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c) Minimalpoynome m1 m2 m3 bestimmen (Polynomschreibweise). warum sind m2 und m5 nicht relevant um ein generatorpolynom zu generieren?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d) m3 ausmultiplizieren</text:span><text:span text:style-name="T2"><text:line-break/></text:span><text:soft-page-break/><text:span text:style-name="T1">&gt;</text:span><text:span text:style-name="apple-converted-space"><text:span text:style-name="T1"> </text:span></text:span><text:span text:style-name="T2"><text:line-break/></text:span><text:span text:style-name="T1">&gt; e) m1 = Q³ + Q² + 1 . Bestimme das generatorpolynom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f) codewort erzeugen für u(D) = 1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g) Codewort algebraisch prüfen</text:span><text:span text:style-name="T2"><text:line-break/></text:span><text:span text:style-name="T1">&gt;</text:span><text:span text:style-name="apple-converted-space"><text:span text:style-name="T1"> </text:span></text:span><text:span text:style-name="T2"><text:line-break/></text:span><text:span text:style-name="T1">&gt; h) Fehlerhaftes Codewort y(Q) = Q⁵ + Q⁴ + Q³ + Q² + Q + 1 algebraisch dekodier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</meta:initial-creator>
    <meta:editing-cycles>2</meta:editing-cycles>
    <meta:creation-date>2016-07-31T13:59:00</meta:creation-date>
    <dc:date>2016-08-01T14:56:15.572397144</dc:date>
    <meta:editing-duration>PT39M35S</meta:editing-duration>
    <meta:generator>LibreOffice/4.3.3.2$Linux_X86_64 LibreOffice_project/430m0$Build-2</meta:generator>
    <meta:document-statistic meta:table-count="0" meta:image-count="0" meta:object-count="0" meta:page-count="2" meta:paragraph-count="1" meta:word-count="343" meta:character-count="1666" meta:non-whitespace-character-count="1305"/>
    <meta:user-defined meta:name="AppVersion">12.0000</meta:user-defined>
    <meta:user-defined meta:name="Company">Sky123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